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Text_20_body">
      <style:text-properties fo:font-variant="normal" fo:text-transform="none" fo:color="#000000" style:font-name="Calibri" fo:font-size="12pt" fo:letter-spacing="normal" fo:font-style="normal" fo:font-weight="normal" style:font-size-asian="12pt" style:font-size-complex="12pt"/>
    </style:style>
    <style:style style:name="P4" style:family="paragraph" style:parent-style-name="Text_20_body">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5" style:family="paragraph" style:parent-style-name="Text_20_body">
      <style:paragraph-properties fo:margin-top="0cm" fo:margin-bottom="0cm" style:line-height-at-least="0.503cm" fo:padding="0cm" fo:border="non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margin-top="0cm" fo:margin-bottom="0cm" style:line-height-at-least="0.503cm" fo:padding="0cm" fo:border="none"/>
    </style:style>
    <style:style style:name="P7" style:family="paragraph" style:parent-style-name="Text_20_body">
      <style:paragraph-properties fo:margin-top="0cm" fo:margin-bottom="0cm" style:line-height-at-least="0.503cm" fo:padding="0cm" fo:border="none"/>
      <style:text-properties style:font-name="Calibri" fo:font-size="12pt" fo:font-weight="bold" style:font-size-asian="12pt" style:font-weight-asian="bold" style:font-size-complex="12pt" style:font-weight-complex="bold"/>
    </style:style>
    <style:style style:name="P8" style:family="paragraph" style:parent-style-name="Text_20_body">
      <style:paragraph-properties fo:margin-top="0cm" fo:margin-bottom="0cm" style:line-height-at-least="0.503cm" fo:padding="0cm" fo:border="non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663366" style:text-line-through-style="none" style:font-name="sans-serif" fo:font-size="9.75pt" fo:letter-spacing="normal" fo:font-style="normal" style:text-underline-style="none" fo:font-weight="normal" style:text-blinking="false" fo:background-color="#ffffff"/>
    </style:style>
    <style:style style:name="T3"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text-line-through-style="none" style:font-name="Calibri" fo:font-size="12pt" fo:letter-spacing="normal" fo:font-style="normal" style:text-underline-style="none" fo:font-weight="normal" style:text-blinking="false" style:font-size-asian="12pt" style:font-weight-asian="normal" style:font-size-complex="12pt" style:font-weight-complex="normal"/>
    </style:style>
    <style:style style:name="T5" style:family="text">
      <style:text-properties fo:font-variant="normal" fo:text-transform="none" fo:color="#000000" fo:letter-spacing="normal" fo:font-style="normal" fo:font-weight="normal"/>
    </style:style>
    <style:style style:name="T6" style:family="text">
      <style:text-properties style:font-name="Calibri"/>
    </style:style>
    <style:style style:name="T7" style:family="text">
      <style:text-properties style:font-name="Calibri" fo:font-size="12pt" style:font-size-asian="12pt" style:font-size-complex="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dulhamid Cayirli – Geldwäsche</text:p>
      <text:p text:style-name="P1"/>
      <text:p text:style-name="P1"/>
      <text:p text:style-name="P1">Vieles aus Wikipedia zusammengefasst, aber auch Andere Quellen:</text:p>
      <text:p text:style-name="P1"/>
      <text:p text:style-name="P2">Wie wird Geldwäsche betrieben?</text:p>
      <text:p text:style-name="P1">1.Einspeisung</text:p>
      <text:p text:style-name="P1">2.Verschleierung</text:p>
      <text:p text:style-name="P1">3.Integration</text:p>
      <text:p text:style-name="P1"/>
      <text:p text:style-name="P1">kann man sich auf Wikipedia angucken, sind 2 Sätze zu jedem Punkt.</text:p>
      <text:p text:style-name="P1"/>
      <text:p text:style-name="P1">Auf Wikipedia wird noch hervorgehoben, dass Geldwäsche nicht zwingend etwas mit Terrorismusfinanzierung zusammenhängen muss, da die Planung und Ausführung von terroristischen Akten in der Regel keinen großen finanziellen Aufwand bedeuten.</text:p>
      <text:p text:style-name="P1">Laut Wikipedia wäre illegales Geld auch nicht notwendig, meistens würde eine Kombination aus beidem genutzt werden.</text:p>
      <text:p text:style-name="P1"/>
      <text:p text:style-name="P1"><text:span text:style-name="T1"/></text:p>
      <text:p text:style-name="P1"><text:span text:style-name="T1">Bekämpfung der Geldwäsche</text:span></text:p>
      <text:p text:style-name="P1">Insbesondere für Kreditinstitute und Versicherungen wird eine Legitimationsprüfung vorgeschrieben, die "Know your Customer" genannt wird. So wird geprüft wer der Kunde ist, wie das Geschäftsmodell aussieht und woher die Finanzströme stammen.</text:p>
      <text:p text:style-name="P1">Hier wird auch unterschieden zwischen normalen Personen, juristischen- oder politischen Personen. Standard Kleinkunden werden meist vorab in einer sichere Risikoklasse eingestuft.</text:p>
      <text:p text:style-name="P1"/>
      <text:p text:style-name="Standard"><text:span text:style-name="T6">Natürlich werden mittels Software auch Transaktionen auf verdächtige Dinge geprüft, was im Geldwäschegesetz vorgeschrieben ist. Laut </text:span><text:a xlink:type="simple" xlink:href="http://www.gesetze-im-internet.de/gwg_2008/__11.html"><text:span text:style-name="T2">§ 11</text:span></text:a> GwG <text:span text:style-name="T6">ist jede Versicherungsgesellschaft und jedes Kreditinstitut verpflichtet verdächtige Aktivitäten zu melden.</text:span></text:p>
      <text:p text:style-name="P3"/>
      <text:p text:style-name="P4">Indikatoren für Geldwäsche sind:</text:p>
      <text:p text:style-name="P5">-viele Konten</text:p>
      <text:p text:style-name="P6"><text:span text:style-name="T3">-hohe </text:span><text:a xlink:type="simple" xlink:href="http://de.wikipedia.org/wiki/Bareinzahlung"><text:span text:style-name="T4">Bareinzahlungen</text:span></text:a></text:p>
      <text:p text:style-name="P5">-Mitführen/Lagerung hoher Barbeträge</text:p>
      <text:p text:style-name="P6"><text:span text:style-name="T4">-Geldtransporte</text:span></text:p>
      <text:p text:style-name="P5">-Akzeptanz schlechter Konditionen bei der Geldanlage</text:p>
      <text:p text:style-name="P5"/>
      <text:p text:style-name="P7"><text:span text:style-name="T5">Das aktuelle Geldwäschegesetz umfasst nicht nur Banken und Versicherungen, Treuhänder und Makler sowie Anwälte und Steuerberater, sondern alle „Personen, die gewerblich mit Gütern handeln“ als Verpflichtete.</text:span> </text:p>
      <text:p text:style-name="P7"/>
      <text:p text:style-name="P8"><text:span text:style-name="T7"/></text:p>
      <text:p text:style-name="P8"><text:span text:style-name="T7">Mehr hab ich erstmal nicht, da wir momentan renovieren (seit mehr als einer Woche schon) kann ich nicht viel arbeiten. Hab noch euren Kram überflogen, Ich denke wir decken schon vieles ab, aber schwimmen natürlich noch an der Oberfläch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20S</meta:editing-duration>
    <meta:editing-cycles>3</meta:editing-cycles>
    <meta:generator>OpenOffice/4.0.1$Win32 OpenOffice.org_project/401m5$Build-9714</meta:generator>
    <dc:date>2013-10-15T17:46:29.55</dc:date>
    <meta:document-statistic meta:table-count="0" meta:image-count="0" meta:object-count="0" meta:page-count="1" meta:paragraph-count="21" meta:word-count="245" meta:character-count="1893"/>
    <dc:creator>a c</dc:creator>
    <meta:user-defined meta:name="Info 1"/>
    <meta:user-defined meta:name="Info 2"/>
    <meta:user-defined meta:name="Info 3"/>
    <meta:user-defined meta:name="Info 4"/>
  </office:meta>
</office:document-meta>
</file>